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ew concepts:</text:p>
      <text:p text:style-name="Standard"/>
      <text:p text:style-name="Standard"><text:s text:c="4"/>1. object destructuring {e.g.let { q } = req.query;}</text:p>
      <text:p text:style-name="Standard"><text:s text:c="8"/>◦ This uses object destructuring to extract the q parameter directly from req.query.</text:p>
      <text:p text:style-name="Standard"><text:s text:c="8"/>◦ If q exists in req.query, it assigns the value to q.</text:p>
      <text:p text:style-name="Standard"><text:s text:c="8"/>◦ If q does not exist, q is undefin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3:19:43.706620991</meta:creation-date>
    <dc:date>2025-03-17T13:20:08.403470494</dc:date>
    <meta:editing-duration>PT25S</meta:editing-duration>
    <meta:editing-cycles>1</meta:editing-cycles>
    <meta:document-statistic meta:table-count="0" meta:image-count="0" meta:object-count="0" meta:page-count="1" meta:paragraph-count="5" meta:word-count="45" meta:character-count="269" meta:non-whitespace-character-count="201"/>
    <meta:generator>LibreOffice/24.2.7.2$Linux_X86_64 LibreOffice_project/420$Build-2</meta:generator>
  </office:meta>
</office:document-meta>
</file>